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7.47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4"><text:s text:c="5"/></text:p>
            <text:p text:style-name="P14"><text:s text:c="5"/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5"><text:placeholder text:placeholder-type="text" text:description="o.partner_id.name">&lt;(o.cons_loca and o.cons_loca.name or '').upper()&gt;</text:placeholder></text:p>
            <text:p text:style-name="P15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5"><text:placeholder text:placeholder-type="text" text:description="o.partner_id.name">&lt;get_s3(o.cons_loca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5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7"><text:s text:c="2"/></text:p>
            <text:p text:style-name="P7"><text:s text:c="9"/>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6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placeholder text:placeholder-type="text">&lt;(amount_to_text(get_total_amount(o.invoice_line), o.currency_id)).upper() or ''&gt;</text:placeholder> <text:s text:c="2"/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<text:soft-page-break/>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<text:soft-page-break/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><text:s text:c="14"/></text:p>
            <text:p text:style-name="P13"><text:s text:c="13"/><text:placeholder text:placeholder-type="text">&lt;o.epcg_no&gt;</text:placeholder></text:p>
            <text:p text:style-name="P13"><text:s text:c="13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6-03-14T15:28:45</dc:date>
    <meta:editing-duration>PT17H1M26S</meta:editing-duration>
    <meta:editing-cycles>35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6" meta:word-count="150" meta:character-count="1949" meta:non-whitespace-character-count="1600"/>
  </office:meta>
</office:document-meta>
</file>